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family-generic="swiss"/>
    <style:font-face style:name="FreeSans1" svg:font-family="FreeSans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lavička_20_a_a0_päta">
      <style:paragraph-properties style:writing-mode="lr-tb"/>
    </style:style>
    <style:style style:name="P2" style:family="paragraph" style:parent-style-name="Predvolené">
      <style:paragraph-properties fo:margin-top="0in" fo:margin-bottom="0.1665in" loext:contextual-spacing="false"/>
    </style:style>
    <style:style style:name="P3" style:family="paragraph" style:parent-style-name="Predvolené">
      <style:paragraph-properties fo:margin-top="0in" fo:margin-bottom="0.1665in" loext:contextual-spacing="false"/>
      <style:text-properties style:font-name="Times New Roman" fo:font-size="16pt" style:font-size-asian="16pt" style:font-size-complex="16pt"/>
    </style:style>
    <style:style style:name="P4" style:family="paragraph" style:parent-style-name="Predvolené">
      <style:paragraph-properties fo:margin-top="0in" fo:margin-bottom="0.1665in" loext:contextual-spacing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5" style:family="paragraph" style:parent-style-name="Predvolené">
      <style:paragraph-properties fo:margin-top="0in" fo:margin-bottom="0.1665in" loext:contextual-spacing="false" fo:text-align="center" style:justify-single-word="false"/>
      <style:text-properties fo:color="#4e82bd" style:font-name="Times New Roman" fo:font-size="17pt" fo:font-weight="bold" style:font-size-asian="17pt" style:font-weight-asian="bold" style:font-size-complex="17pt" style:font-weight-complex="bold"/>
    </style:style>
    <style:style style:name="P6" style:family="paragraph" style:parent-style-name="Predvolené" style:master-page-name="Standard">
      <style:paragraph-properties fo:margin-top="0in" fo:margin-bottom="0.1665in" loext:contextual-spacing="false" fo:text-align="center" style:justify-single-word="false" style:page-number="auto"/>
    </style:style>
    <style:style style:name="P7" style:family="paragraph" style:parent-style-name="Predvolené">
      <style:paragraph-properties fo:margin-left="0.5in" fo:margin-right="0in" fo:margin-top="0in" fo:margin-bottom="0.222in" loext:contextual-spacing="false" fo:text-indent="-0.5in" style:auto-text-indent="false"/>
      <style:text-properties style:font-name="Times New Roman" fo:font-size="16pt" style:font-name-asian="Times New Roman" style:font-size-asian="16pt" style:font-name-complex="Times New Roman" style:font-size-complex="16pt"/>
    </style:style>
    <style:style style:name="P8" style:family="paragraph" style:parent-style-name="Predvolené">
      <style:paragraph-properties fo:margin-left="0.5in" fo:margin-right="0in" fo:margin-top="0in" fo:margin-bottom="0.222in" loext:contextual-spacing="false" fo:text-indent="-0.5in" style:auto-text-indent="false"/>
      <style:text-properties style:font-name="Times New Roman" fo:font-size="16pt" style:font-name-asian="Times New Roman" style:font-size-asian="16pt" style:font-name-complex="Times New Roman" style:font-size-complex="16pt"/>
    </style:style>
    <style:style style:name="P9" style:family="paragraph" style:parent-style-name="Predvolené">
      <style:paragraph-properties fo:margin-left="0.5in" fo:margin-right="0in" fo:margin-top="0in" fo:margin-bottom="0.0835in" loext:contextual-spacing="false" fo:text-indent="-0.5in" style:auto-text-indent="false"/>
    </style:style>
    <style:style style:name="T1" style:family="text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T2" style:family="text">
      <style:text-properties style:font-name="Times New Roman" fo:font-size="16pt" fo:font-weight="bold" officeooo:rsid="00037a8e" style:font-size-asian="16pt" style:font-weight-asian="bold" style:font-size-complex="16pt" style:font-weight-complex="bold"/>
    </style:style>
    <style:style style:name="T3" style:family="text">
      <style:text-properties style:font-name="Times New Roman" fo:font-size="16pt" fo:font-weight="bold" officeooo:rsid="000570a6" style:font-size-asian="16pt" style:font-weight-asian="bold" style:font-size-complex="16pt" style:font-weight-complex="bold"/>
    </style:style>
    <style:style style:name="T4" style:family="text">
      <style:text-properties style:font-name="Times New Roman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T5" style:family="text">
      <style:text-properties style:font-name="Times New Roman" fo:font-size="16pt" style:font-size-asian="16pt" style:font-size-complex="16pt"/>
    </style:style>
    <style:style style:name="T6" style:family="text">
      <style:text-properties style:font-name="Times New Roman" fo:font-size="16pt" style:font-name-asian="Times New Roman" style:font-size-asian="16pt" style:font-name-complex="Times New Roman" style:font-size-complex="16pt"/>
    </style:style>
    <style:style style:name="T7" style:family="text">
      <style:text-properties style:font-name="Times New Roman" fo:font-size="15pt" style:font-size-asian="15pt" style:font-size-complex="15pt"/>
    </style:style>
    <style:style style:name="T8" style:family="text">
      <style:text-properties style:font-name="Times New Roman" fo:font-size="15pt" officeooo:rsid="0003a1c6" style:font-size-asian="15pt" style:font-size-complex="15pt"/>
    </style:style>
    <style:style style:name="T9" style:family="text">
      <style:text-properties style:font-name="Times New Roman" fo:font-size="15pt" style:font-name-asian="Times New Roman" style:font-size-asian="15pt" style:font-name-complex="Times New Roman" style:font-size-complex="15pt"/>
    </style:style>
    <style:style style:name="T10" style:family="text">
      <style:text-properties fo:color="#33598a" style:font-name="Times New Roman" fo:font-size="21pt" fo:font-weight="bold" style:font-size-asian="21pt" style:font-weight-asian="bold" style:font-size-complex="21pt" style:font-weight-complex="bold"/>
    </style:style>
    <style:style style:name="T11" style:family="text">
      <style:text-properties fo:color="#33598a" fo:font-size="21pt" fo:font-weight="bold" style:font-size-asian="21pt" style:font-weight-asian="bold" style:font-size-complex="21pt" style:font-weight-complex="bold"/>
    </style:style>
    <style:style style:name="T12" style:family="text">
      <style:text-properties fo:color="#4e82bd" style:font-name="Times New Roman" fo:font-size="17pt" fo:font-weight="bold" style:font-name-asian="Times New Roman" style:font-size-asian="17pt" style:font-weight-asian="bold" style:font-name-complex="Times New Roman" style:font-size-complex="17pt" style:font-weight-complex="bold"/>
    </style:style>
    <style:style style:name="T13" style:family="text">
      <style:text-properties fo:font-size="16pt" fo:font-weight="bold" style:font-size-asian="16pt" style:font-weight-asian="bold" style:font-size-complex="16pt" style:font-weight-complex="bold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en" fo:country="US" fo:font-style="normal" fo:text-shadow="none" style:text-underline-style="none" fo:font-weight="normal" style:letter-kerning="true" fo:background-color="transparent" loext:char-shading-value="0" style:font-name-asian="Arial Unicode MS" style:font-size-asian="10pt" style:font-style-asian="normal" style:font-weight-asian="normal" style:font-name-complex="Times New Roman" style:font-size-complex="10pt" style:language-complex="en" style:country-complex="US" style:font-style-complex="normal" style:font-weight-complex="normal" style:text-scale="100%" text:display="true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en" fo:country="US" fo:font-style="normal" fo:text-shadow="none" style:text-underline-style="none" fo:font-weight="normal" officeooo:rsid="00037a8e" style:letter-kerning="true" fo:background-color="transparent" loext:char-shading-value="0" style:font-name-asian="Arial Unicode MS" style:font-size-asian="10pt" style:font-style-asian="normal" style:font-weight-asian="normal" style:font-name-complex="Times New Roman" style:font-size-complex="10pt" style:language-complex="en" style:country-complex="US" style:font-style-complex="normal" style:font-weight-complex="normal" style:text-scale="100%" text:display="true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en" fo:country="US" fo:font-style="normal" fo:text-shadow="none" style:text-underline-style="none" fo:font-weight="normal" officeooo:rsid="000570a6" style:letter-kerning="true" fo:background-color="transparent" loext:char-shading-value="0" style:font-name-asian="Arial Unicode MS" style:font-size-asian="10pt" style:font-style-asian="normal" style:font-weight-asian="normal" style:font-name-complex="Times New Roman" style:font-size-complex="10pt" style:language-complex="en" style:country-complex="US" style:font-style-complex="normal" style:font-weight-complex="normal" style:text-scale="100%" text:display="true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2pt" fo:letter-spacing="normal" fo:language="en" fo:country="US" fo:font-style="normal" fo:text-shadow="none" style:text-underline-style="none" fo:font-weight="normal" officeooo:rsid="000570a6" style:letter-kerning="true" fo:background-color="transparent" loext:char-shading-value="0" style:font-name-asian="Arial Unicode MS" style:font-size-asian="10.5pt" style:font-style-asian="normal" style:font-weight-asian="normal" style:font-name-complex="Times New Roman" style:font-size-complex="12pt" style:language-complex="en" style:country-complex="US" style:font-style-complex="normal" style:font-weight-complex="normal" style:text-scale="100%" text:display="true"/>
    </style:style>
    <style:style style:name="T19" style:family="text">
      <style:text-properties officeooo:rsid="0003a1c6"/>
    </style:style>
    <style:style style:name="T20" style:family="text">
      <style:text-properties officeooo:rsid="000570a6"/>
    </style:style>
    <style:style style:name="T21" style:family="text">
      <style:text-properties officeooo:rsid="000570a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0">Z</text:span><text:span text:style-name="T11">á</text:span><text:span text:style-name="T10">pisnica 3</text:span></text:p>
      <text:p text:style-name="P5">13. 11. 2014</text:p>
      <text:p text:style-name="P2"><text:span text:style-name="T1">Pr</text:span><text:span text:style-name="T3">í</text:span><text:span text:style-name="T1">tomn</text:span><text:span text:style-name="T3">í</text:span><text:span text:style-name="T1">:</text:span></text:p>
      <text:p text:style-name="P3">Branislav Bohumel</text:p>
      <text:p text:style-name="P3">Roman Brojo</text:p>
      <text:p text:style-name="P3">Eduard Princ</text:p>
      <text:p text:style-name="P2"><text:span text:style-name="T5">Mat</text:span><text:span text:style-name="T14">úš </text:span><text:span text:style-name="T5">Plch</text:span></text:p>
      <text:p text:style-name="P4">Agenda</text:p>
      <text:p text:style-name="P7"><text:tab/>1.<text:span text:style-name="T19">Zhodnotenie predcházdajúcich úloh<text:tab/></text:span><text:tab/></text:p>
      <text:p text:style-name="P7"><text:tab/>2.<text:span text:style-name="T19">Diskusia o projekte</text:span></text:p>
      <text:p text:style-name="P7"><text:tab/>3.<text:span text:style-name="T19">Rozdelenie úloh</text:span><text:tab/></text:p>
      <text:p text:style-name="P7"><text:tab/>4.<text:span text:style-name="T19">Stretnutie s cvičiacim</text:span><text:tab/></text:p>
      <text:p text:style-name="P2"><text:span text:style-name="T1">K jednotliv</text:span><text:span text:style-name="T3">ý</text:span><text:span text:style-name="T1">m bodom</text:span></text:p>
      <text:p text:style-name="P7"><text:tab/>1. <text:span text:style-name="T19">Po zhodnotení úspešnosti plnení úloh z predchádzajúceho týždňa sme konštatovali, že práce nepostupujú ideálne. Návrh ešte nebol zhotovený, ďalšie dokumenty sú rozrobené.od cvičiaceho sme získali server na testovanie.</text:span><text:tab/></text:p>
      <text:p text:style-name="P9"><text:span text:style-name="T9"><text:tab/></text:span><text:span text:style-name="T7">2. </text:span><text:span text:style-name="T8">Riešilo sa, či pouziť Wordpess alebo nejaký iný framework. Nakoniec sa definitívne určil wordpress.</text:span><text:span text:style-name="T7"><text:tab/></text:span></text:p>
      <text:p text:style-name="P7"><text:tab/>3.<text:span text:style-name="T19">Určili sa ďalšie úlohy. Treba dokončiť analýzu technológie(Matúš), dekompozíciu a dátový model(Eduard) dotiahnuť to požadovanej kvality, zhotoviť predbežný návrh(Roman, Brano).</text:span><text:tab/></text:p>
      <text:p text:style-name="P7"><text:tab/>4.<text:span text:style-name="T20">Stretnutie s cvičiacim sa uskutočnilo 13.11. Na ňom nam pridelil PHP server na testovanie.</text:span><text:tab/></text:p>
      <text:p text:style-name="P2"><text:span text:style-name="T1">Sp</text:span><text:span text:style-name="T3">í</text:span><text:span text:style-name="T1">sal: </text:span><text:span text:style-name="T2">Roman Brojo</text:span><text:span text:style-name="T16"> </text:span><text:span text:style-name="T18"><text:s/>14.11.201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" svg:font-family="'Arial Unicode MS'" style:font-family-generic="swiss"/>
    <style:font-face style:name="FreeSans1" svg:font-family="FreeSans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lavička_20_a_a0_päta" style:display-name="Hlavička a päta"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" style:font-family-generic="swiss" fo:font-size="12pt" fo:letter-spacing="normal" fo:font-style="normal" style:text-underline-style="none" fo:font-weight="normal" style:letter-kerning="true" style:font-name-asian="Arial Unicode MS" style:font-family-asian="'Arial Unicode MS'" style:font-family-generic-asian="swiss" style:font-size-asian="12pt" style:font-style-asian="normal" style:font-weight-asian="normal" style:font-name-complex="Arial Unicode MS" style:font-family-complex="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/>
    </style:style>
    <style:style style:name="Predvolené"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" style:font-family-generic="swiss" fo:font-size="11pt" fo:letter-spacing="normal" fo:font-style="normal" style:text-underline-style="none" fo:font-weight="normal" style:letter-kerning="true" style:font-name-asian="Arial Unicode MS" style:font-family-asian="'Arial Unicode MS'" style:font-family-generic-asian="swiss" style:font-size-asian="11pt" style:font-style-asian="normal" style:font-weight-asian="normal" style:font-name-complex="Arial Unicode MS" style:font-family-complex="'Arial Unicode MS'" style:font-family-generic-complex="swiss" style:font-size-complex="11pt" style:font-style-complex="normal" style:font-weight-complex="normal" style:text-emphasize="none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lavička_20_a_a0_päta">
      <style:paragraph-properties style:writing-mode="lr-tb"/>
    </style:style>
    <style:page-layout style:name="Mpm1">
      <style:page-layout-properties fo:page-width="8.2681in" fo:page-height="11.6929in" style:num-format="1" style:print-orientation="landscape" fo:margin-top="0.4925in" fo:margin-bottom="0.5902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bottom="0.2563in" style:dynamic-spacing="true"/>
      </style:header-style>
      <style:footer-style>
        <style:header-footer-properties fo:min-height="0.1972in" fo:margin-top="0.1583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8T00:41:05.170558004</dc:date>
    <meta:editing-duration>PT5M2S</meta:editing-duration>
    <meta:editing-cycles>1</meta:editing-cycles>
    <meta:document-statistic meta:table-count="0" meta:image-count="0" meta:object-count="0" meta:page-count="1" meta:paragraph-count="18" meta:word-count="111" meta:character-count="842" meta:non-whitespace-character-count="732"/>
    <meta:generator>LibreOffice/4.3.3.2$Linux_X86_64 LibreOffice_project/430m0$Build-2</meta:generator>
  </office:meta>
</office:document-meta>
</file>